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standard">
      <style:graphic-properties draw:fill-color="#999999" draw:opacity="75%" draw:textarea-horizontal-align="justify" draw:textarea-vertical-align="middle" draw:auto-grow-height="false" fo:min-height="0.14cm" fo:min-width="0cm" draw:shadow-opacity="75%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3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4" style:family="graphic" style:parent-style-name="Default_5f_1">
      <style:graphic-properties draw:stroke="none" draw:fill="none" draw:textarea-horizontal-align="left" draw:textarea-vertical-align="middle" fo:min-height="0.159cm" fo:padding-top="0cm" fo:padding-bottom="0cm" fo:padding-left="0cm" fo:padding-right="0cm"/>
    </style:style>
    <style:style style:name="gr15" style:family="graphic" style:parent-style-name="Default_5f_1">
      <style:graphic-properties svg:stroke-color="#00cc00" draw:fill="solid" draw:fill-color="#00cc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3cm" svg:stroke-color="#00cc00" draw:marker-start-width="0.395cm" draw:marker-end-width="0.395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Default_5f_1">
      <style:graphic-properties draw:fill-color="#999999" draw:opacity="50%" draw:textarea-horizontal-align="justify" draw:textarea-vertical-align="middle" draw:auto-grow-height="false" fo:min-height="0.992cm" fo:min-width="0cm" draw:shadow-opacity="50%"/>
    </style:style>
    <style:style style:name="gr18" style:family="graphic" style:parent-style-name="Default_5f_1">
      <style:graphic-properties draw:stroke="none" draw:fill="none" draw:textarea-horizontal-align="left" draw:textarea-vertical-align="middle" fo:min-height="0.158cm" fo:padding-top="0cm" fo:padding-bottom="0cm" fo:padding-left="0cm" fo:padding-right="0cm"/>
    </style:style>
    <style:style style:name="gr19" style:family="graphic" style:parent-style-name="standard">
      <style:graphic-properties svg:stroke-width="0.04cm" svg:stroke-color="#666666" draw:marker-start-width="0.435cm" draw:marker-end-width="0.435cm" draw:fill="none" draw:textarea-horizontal-align="justify" draw:textarea-vertical-align="middle" draw:auto-grow-height="false" fo:min-height="0.386cm" fo:min-width="0cm" fo:padding-top="0.145cm" fo:padding-bottom="0.145cm" fo:padding-left="0.27cm" fo:padding-right="0.27cm"/>
    </style:style>
    <style:style style:name="gr20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21" style:family="graphic" style:parent-style-name="Default_5f_1">
      <style:graphic-properties draw:stroke="none" draw:fill="none" draw:textarea-horizontal-align="left" draw:textarea-vertical-align="middle" fo:min-height="0.357cm" fo:padding-top="0cm" fo:padding-bottom="0cm" fo:padding-left="0cm" fo:padding-right="0cm"/>
    </style:style>
    <style:style style:name="gr22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23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24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26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27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28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/>
    </style:style>
    <style:style style:name="gr29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30" style:family="graphic" style:parent-style-name="Default_5f_1">
      <style:graphic-properties draw:stroke="none" draw:fill="none" draw:textarea-horizontal-align="center" draw:textarea-vertical-align="middle" draw:auto-grow-width="true" fo:min-height="0.212cm" fo:padding-top="0cm" fo:padding-bottom="0cm" fo:padding-left="0cm" fo:padding-right="0cm"/>
    </style:style>
    <style:style style:name="gr3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2.664cm" draw:shadow-opacity="50%"/>
    </style:style>
    <style:style style:name="gr3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/>
    </style:style>
    <style:style style:name="gr3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4.43cm" draw:shadow-opacity="50%"/>
    </style:style>
    <style:style style:name="gr3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28cm" draw:shadow-opacity="50%"/>
    </style:style>
    <style:style style:name="gr3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31cm" draw:shadow-opacity="50%"/>
    </style:style>
    <style:style style:name="gr3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37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38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39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41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/>
    </style:style>
    <style:style style:name="gr43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2cm" fo:min-width="4.45cm" fo:padding-top="0.15cm" fo:padding-bottom="0.15cm" fo:padding-left="0.275cm" fo:padding-right="0.275cm"/>
    </style:style>
    <style:style style:name="gr4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4.4cm"/>
    </style:style>
    <style:style style:name="gr4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3.95cm"/>
    </style:style>
    <style:style style:name="gr46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47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48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/>
    </style:style>
    <style:style style:name="gr49" style:family="graphic" style:parent-style-name="standard">
      <style:graphic-properties svg:stroke-width="0.03cm" draw:marker-start-width="0.4cm" draw:marker-end-width="0.4cm" draw:fill="none" draw:textarea-horizontal-align="justify" draw:textarea-vertical-align="middle" draw:auto-grow-height="false" fo:min-height="3.894cm" fo:min-width="4.322cm" fo:padding-top="0.14cm" fo:padding-bottom="0.14cm" fo:padding-left="0.265cm" fo:padding-right="0.265cm"/>
    </style:style>
    <style:style style:name="gr50" style:family="graphic" style:parent-style-name="standard">
      <style:graphic-properties draw:stroke="dash" draw:stroke-dash="Fine_20_Dashed" svg:stroke-width="0.01cm" draw:marker-start-width="0.34cm" draw:marker-end-width="0.34cm" draw:fill="none" draw:textarea-horizontal-align="justify" draw:textarea-vertical-align="middle" draw:auto-grow-height="false" fo:min-height="3.541cm" fo:min-width="3.935cm" fo:padding-top="0.13cm" fo:padding-bottom="0.13cm" fo:padding-left="0.255cm" fo:padding-right="0.255cm"/>
    </style:style>
    <style:style style:name="gr51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647cm" draw:shadow-opacity="50%"/>
    </style:style>
    <style:style style:name="gr5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/>
    </style:style>
    <style:style style:name="gr55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56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5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6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6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72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73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74" style:family="graphic" style:parent-style-name="Default_5f_1">
      <style:graphic-properties draw:stroke="none" draw:fill="none" fo:min-height="0.159cm"/>
    </style:style>
    <style:style style:name="gr75" style:family="graphic" style:parent-style-name="Default_5f_1">
      <style:graphic-properties draw:stroke="none" draw:fill="none" fo:min-height="0.158cm"/>
    </style:style>
    <style:style style:name="gr76" style:family="graphic" style:parent-style-name="objectwithoutfill">
      <style:graphic-properties svg:stroke-width="0.03cm" svg:stroke-color="#00cc00" draw:marker-start="Circle" draw:marker-start-width="0.08cm" draw:marker-end="Double_20_Arrow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77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-color="#999999" draw:opacity="75%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17" style:family="paragraph">
      <style:paragraph-properties fo:text-align="start"/>
      <style:text-properties fo:color="#00cc00" fo:font-size="4pt" fo:font-weight="normal" style:font-size-asian="18pt" style:font-size-complex="18pt"/>
    </style:style>
    <style:style style:name="P18" style:family="paragraph">
      <loext:graphic-properties draw:fill="none"/>
      <style:paragraph-properties fo:text-align="start"/>
      <style:text-properties fo:color="#00cc00" style:font-name="Cantarell1" fo:font-size="4pt" fo:font-weight="normal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</style:style>
    <style:style style:name="P20" style:family="paragraph">
      <loext:graphic-properties draw:fill-color="#333333" draw:opacity="50%"/>
      <style:paragraph-properties fo:text-align="center"/>
    </style:style>
    <style:style style:name="P21" style:family="paragraph">
      <loext:graphic-properties draw:fill-color="#00ff66" draw:opacity="67%"/>
      <style:paragraph-properties fo:text-align="center"/>
    </style:style>
    <style:style style:name="P22" style:family="paragraph">
      <loext:graphic-properties draw:fill-color="#00cc33" draw:opacity="75%"/>
      <style:paragraph-properties fo:text-align="center"/>
    </style:style>
    <style:style style:name="P23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24" style:family="paragraph">
      <loext:graphic-properties draw:fill="none"/>
      <style:paragraph-properties fo:text-align="center"/>
      <style:text-properties fo:color="#c5000b"/>
    </style:style>
    <style:style style:name="P25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26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27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28" style:family="paragraph">
      <style:paragraph-properties fo:text-align="end">
        <style:tab-stops/>
      </style:paragraph-properties>
    </style:style>
    <style:style style:name="P29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30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31" style:family="paragraph">
      <loext:graphic-properties draw:fill-color="#666666"/>
      <style:paragraph-properties fo:text-align="center"/>
    </style:style>
    <style:style style:name="P32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33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34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35" style:family="paragraph">
      <loext:graphic-properties draw:fill-color="#6699cc"/>
      <style:paragraph-properties fo:text-align="center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4586" fo:font-size="4pt" style:font-size-asian="4pt" style:font-size-complex="4pt"/>
    </style:style>
    <style:style style:name="T6" style:family="text">
      <style:text-properties fo:color="#0000ff" style:font-name="Cantarell1" fo:font-size="4pt" style:font-size-asian="18pt" style:font-size-complex="18pt"/>
    </style:style>
    <style:style style:name="T7" style:family="text">
      <style:text-properties fo:color="#333333" style:font-name="Cantarell1" fo:font-size="4pt" style:font-size-asian="18pt" style:font-size-complex="18pt"/>
    </style:style>
    <style:style style:name="T8" style:family="text">
      <style:text-properties style:font-name="Cantarell1"/>
    </style:style>
    <style:style style:name="T9" style:family="text">
      <style:text-properties fo:color="#c5000b" fo:font-size="4pt" style:font-size-asian="4pt" style:font-size-complex="4pt"/>
    </style:style>
    <style:style style:name="T10" style:family="text">
      <style:text-properties fo:color="#004586" style:font-name="Cantarell1" fo:font-size="4pt" style:font-size-asian="4.40000009536743pt" style:font-size-complex="4.40000009536743pt"/>
    </style:style>
    <style:style style:name="T11" style:family="text">
      <style:text-properties fo:color="#004586" style:font-name="Cantarell1" fo:font-size="3pt" style:font-size-asian="4pt" style:font-size-complex="4pt"/>
    </style:style>
    <style:style style:name="T12" style:family="text">
      <style:text-properties fo:color="#004586" style:font-name="Cantarell1" fo:font-size="4pt" style:font-size-asian="4pt" style:font-size-complex="4pt"/>
    </style:style>
    <style:style style:name="T13" style:family="text">
      <style:text-properties fo:color="#004586" style:font-name="Cantarell1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cb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2</text:span></text:p>
            <text:p><text:span text:style-name="T3">mysPower v1.2016</text:span></text:p>
            <text:p><text:span text:style-name="T3">Copyright @ 2016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6-12-20</text:span></text:p>
          </draw:text-box>
        </draw:frame>
        <draw:line draw:style-name="gr5" draw:text-style-name="P1" draw:layer="coupures" svg:x1="8.661cm" svg:y1="12.303cm" svg:x2="8.661cm" svg:y2="8.559cm">
          <text:p/>
        </draw:line>
        <draw:custom-shape draw:style-name="gr6" draw:text-style-name="P6" draw:layer="Board" svg:width="0.55cm" svg:height="0.55cm" svg:x="20.333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Board" svg:width="0.55cm" svg:height="0.55cm" svg:x="20.345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composants" svg:width="0.3cm" svg:height="0.3cm" svg:x="20.462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composants" svg:width="0.3cm" svg:height="0.3cm" svg:x="20.452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composants" svg:width="0.3cm" svg:height="0.3cm" svg:x="20.453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composants" svg:width="0.3cm" svg:height="0.3cm" svg:x="20.454cm" svg:y="7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composants" svg:width="0.25cm" svg:height="0.25cm" draw:transform="rotate (1.5707963267949) translate (19.725cm 7.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9.8cm 6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9.805cm 7.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composants" svg:x1="19.848cm" svg:y1="7.286cm" svg:x2="19.848cm" svg:y2="6.912cm">
            <text:p/>
          </draw:line>
        </draw:g>
        <draw:g>
          <draw:custom-shape draw:style-name="gr12" draw:text-style-name="P10" draw:layer="composants" svg:width="0.264cm" svg:height="0.502cm" draw:transform="rotate (-3.14159265358979) translate (19.458cm 7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8cm" svg:height="0.08cm" draw:transform="rotate (-3.14159265358979) translate (19.37cm 7.2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9.364cm 6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13" draw:layer="composants" svg:width="0.399cm" svg:height="0.159cm" svg:x="18.8cm" svg:y="7.071cm">
          <draw:text-box>
            <text:p text:style-name="P12"><text:span text:style-name="T5">GND</text:span></text:p>
          </draw:text-box>
        </draw:frame>
        <draw:frame draw:style-name="gr14" draw:text-style-name="P13" draw:layer="composants" svg:width="0.311cm" svg:height="0.159cm" svg:x="18.873cm" svg:y="6.825cm">
          <draw:text-box>
            <text:p text:style-name="P12"><text:span text:style-name="T5">+5V</text:span></text:p>
          </draw:text-box>
        </draw:frame>
        <draw:custom-shape draw:style-name="gr10" draw:text-style-name="P9" draw:layer="composants" svg:width="0.09cm" svg:height="0.09cm" draw:transform="rotate (1.5707963267949) translate (20.55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composants" svg:x1="20.604cm" svg:y1="7.428cm" svg:x2="20.604cm" svg:y2="7.331cm">
          <text:p/>
        </draw:line>
        <draw:custom-shape draw:style-name="gr10" draw:text-style-name="P9" draw:layer="composants" svg:width="0.09cm" svg:height="0.09cm" draw:transform="rotate (1.5707963267949) translate (20.56cm 7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4" draw:layer="straps" svg:width="0.08cm" svg:height="0.08cm" svg:x="21.839cm" svg:y="7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straps" svg:width="0.08cm" svg:height="0.08cm" svg:x="21.842cm" svg:y="11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4" draw:layer="straps" svg:x1="21.877cm" svg:y1="7.17cm" svg:x2="21.878cm" svg:y2="11.746cm">
            <text:p/>
          </draw:line>
        </draw:g>
        <draw:custom-shape draw:style-name="gr10" draw:text-style-name="P9" draw:layer="composants" svg:width="0.09cm" svg:height="0.09cm" draw:transform="rotate (1.5707963267949) translate (20.559cm 12.2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composants" svg:x1="20.604cm" svg:y1="12.507cm" svg:x2="20.604cm" svg:y2="12.41cm">
          <text:p/>
        </draw:line>
        <draw:custom-shape draw:style-name="gr10" draw:text-style-name="P9" draw:layer="composants" svg:width="0.09cm" svg:height="0.09cm" draw:transform="rotate (1.5707963267949) translate (20.56cm 12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composants" svg:width="0.09cm" svg:height="0.09cm" draw:transform="rotate (1.5707963267949) translate (20.56cm 12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composants" svg:x1="20.605cm" svg:y1="13.015cm" svg:x2="20.605cm" svg:y2="12.918cm">
          <text:p/>
        </draw:line>
        <draw:custom-shape draw:style-name="gr10" draw:text-style-name="P9" draw:layer="composants" svg:width="0.09cm" svg:height="0.09cm" draw:transform="rotate (1.5707963267949) translate (20.56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composants" svg:width="0.09cm" svg:height="0.09cm" draw:transform="rotate (1.5707963267949) translate (20.568cm 13.3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composants" svg:x1="20.613cm" svg:y1="13.522cm" svg:x2="20.613cm" svg:y2="13.425cm">
          <text:p/>
        </draw:line>
        <draw:custom-shape draw:style-name="gr10" draw:text-style-name="P9" draw:layer="composants" svg:width="0.09cm" svg:height="0.09cm" draw:transform="rotate (1.5707963267949) translate (20.569cm 13.5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composants" svg:width="0.264cm" svg:height="1.242cm" svg:x="19.195cm" svg:y="12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composants" svg:width="0.08cm" svg:height="0.08cm" svg:x="19.284cm" svg:y="1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composants" svg:width="0.08cm" svg:height="0.08cm" svg:x="19.284cm" svg:y="12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composants" svg:width="0.08cm" svg:height="0.08cm" svg:x="19.284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composants" svg:width="0.446cm" svg:height="0.158cm" svg:x="18.804cm" svg:y="12.169cm">
          <draw:text-box>
            <text:p text:style-name="P12"><text:span text:style-name="T5">LED 1</text:span></text:p>
          </draw:text-box>
        </draw:frame>
        <draw:frame draw:style-name="gr18" draw:text-style-name="P13" draw:layer="composants" svg:width="0.446cm" svg:height="0.158cm" svg:x="18.809cm" svg:y="12.679cm">
          <draw:text-box>
            <text:p text:style-name="P12"><text:span text:style-name="T5">LED 2</text:span></text:p>
          </draw:text-box>
        </draw:frame>
        <draw:frame draw:style-name="gr18" draw:text-style-name="P13" draw:layer="composants" svg:width="0.446cm" svg:height="0.158cm" svg:x="18.807cm" svg:y="13.186cm">
          <draw:text-box>
            <text:p text:style-name="P12"><text:span text:style-name="T5">LED 3</text:span></text:p>
          </draw:text-box>
        </draw:frame>
        <draw:custom-shape draw:style-name="gr13" draw:text-style-name="P11" draw:layer="composants" svg:width="0.08cm" svg:height="0.08cm" svg:x="19.296cm" svg:y="12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composants" svg:width="0.08cm" svg:height="0.08cm" svg:x="19.289cm" svg:y="1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composants" svg:width="0.209cm" svg:height="0.676cm" svg:x="21.01cm" svg:y="11.7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composants" svg:width="0.09cm" svg:height="0.09cm" draw:transform="rotate (1.5707963267949) translate (21.581cm 11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composants" svg:width="0.09cm" svg:height="0.09cm" draw:transform="rotate (1.5707963267949) translate (21.323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composants" svg:width="0.09cm" svg:height="0.09cm" draw:transform="rotate (1.5707963267949) translate (21.068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composants" svg:x1="21.62cm" svg:y1="12.295cm" svg:x2="21.62cm" svg:y2="11.745cm">
          <text:p/>
        </draw:line>
        <draw:custom-shape draw:style-name="gr10" draw:text-style-name="P9" draw:layer="composants" svg:width="0.09cm" svg:height="0.09cm" draw:transform="rotate (1.5707963267949) translate (21.078cm 12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composants" svg:width="0.09cm" svg:height="0.09cm" draw:transform="rotate (1.5707963267949) translate (21.324cm 13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composants" svg:width="0.09cm" svg:height="0.09cm" draw:transform="rotate (1.5707963267949) translate (21.57cm 1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composants" svg:width="0.209cm" svg:height="0.676cm" svg:x="21.266cm" svg:y="12.0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composants" svg:width="0.209cm" svg:height="0.676cm" svg:x="21.514cm" svg:y="12.308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composants" svg:x1="21.617cm" svg:y1="13.538cm" svg:x2="21.617cm" svg:y2="12.988cm">
          <text:p/>
        </draw:line>
        <draw:line draw:style-name="gr11" draw:text-style-name="P9" draw:layer="composants" svg:x1="21.365cm" svg:y1="12.061cm" svg:x2="21.365cm" svg:y2="11.754cm">
          <text:p/>
        </draw:line>
        <draw:line draw:style-name="gr11" draw:text-style-name="P9" draw:layer="composants" svg:x1="21.37cm" svg:y1="13.02cm" svg:x2="21.37cm" svg:y2="12.713cm">
          <text:p/>
        </draw:line>
        <draw:g>
          <draw:custom-shape draw:style-name="gr20" draw:text-style-name="P10" draw:layer="composants" svg:width="0.256cm" svg:height="0.487cm" draw:transform="rotate (-3.14159265358979) translate (11.586cm 12.6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1.501cm 12.5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1.494cm 12.2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16" draw:layer="composants" svg:width="2.064cm" svg:height="0.357cm" svg:x="11.99cm" svg:y="12.183cm">
          <draw:text-box>
            <text:p text:style-name="P15"><text:span text:style-name="T6">Opened for enabling the module</text:span></text:p>
            <text:p text:style-name="P15"><text:span text:style-name="T6">Closed (shortened) for disabling.</text:span></text:p>
          </draw:text-box>
        </draw:frame>
        <draw:g>
          <draw:custom-shape draw:style-name="gr9" draw:text-style-name="P1" draw:layer="composants" svg:width="0.25cm" svg:height="0.25cm" draw:transform="rotate (1.5707963267949) translate (10.32cm 13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0.4cm 13.0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0.4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0.444cm" svg:y1="13.122cm" svg:x2="10.444cm" svg:y2="12.997cm">
            <text:p text:style-name="P2"><text:span text:style-name="T7">1k</text:span></text:p>
          </draw:line>
        </draw:g>
        <draw:g>
          <draw:custom-shape draw:style-name="gr9" draw:text-style-name="P1" draw:layer="composants" svg:width="0.25cm" svg:height="0.25cm" draw:transform="rotate (1.5707963267949) translate (11.334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1.414cm 13.0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1.414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1.458cm" svg:y1="13.129cm" svg:x2="11.458cm" svg:y2="13.004cm">
            <text:p text:style-name="P2"><text:span text:style-name="T7">1k</text:span></text:p>
          </draw:line>
        </draw:g>
        <draw:line draw:style-name="gr23" draw:text-style-name="P1" draw:layer="coupures" svg:x1="10.837cm" svg:y1="10.311cm" svg:x2="10.85cm" svg:y2="9.095cm">
          <text:p/>
        </draw:line>
        <draw:g>
          <draw:custom-shape draw:style-name="gr9" draw:text-style-name="P1" draw:layer="composants" svg:width="0.254cm" svg:height="0.25cm" svg:x="10.576cm" svg:y="9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1cm" svg:height="0.09cm" svg:x="10.914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2cm" svg:height="0.09cm" svg:x="10.657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0.834cm" svg:y1="9.458cm" svg:x2="10.961cm" svg:y2="9.458cm">
            <text:p text:style-name="P2"><text:span text:style-name="T7">220</text:span></text:p>
          </draw:line>
        </draw:g>
        <draw:g>
          <draw:custom-shape draw:style-name="gr9" draw:text-style-name="P1" draw:layer="composants" svg:width="0.25cm" svg:height="0.25cm" svg:x="10.577cm" svg:y="9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svg:x="10.909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svg:x="10.65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0.831cm" svg:y1="9.965cm" svg:x2="10.956cm" svg:y2="9.965cm">
            <text:p text:style-name="P2"><text:span text:style-name="T7">2</text:span><text:span text:style-name="T7">2</text:span><text:span text:style-name="T7">0</text:span></text:p>
          </draw:line>
        </draw:g>
        <draw:line draw:style-name="gr23" draw:text-style-name="P1" draw:layer="coupures" svg:x1="11.205cm" svg:y1="14.113cm" svg:x2="11.205cm" svg:y2="13.897cm">
          <text:p/>
        </draw:line>
        <draw:line draw:style-name="gr23" draw:text-style-name="P1" draw:layer="coupures" svg:x1="10.692cm" svg:y1="14.119cm" svg:x2="10.692cm" svg:y2="13.891cm">
          <text:p/>
        </draw:line>
        <draw:line draw:style-name="gr23" draw:text-style-name="P1" draw:layer="coupures" svg:x1="10.17cm" svg:y1="14.112cm" svg:x2="10.17cm" svg:y2="13.899cm">
          <text:p/>
        </draw:line>
        <draw:line draw:style-name="gr23" draw:text-style-name="P1" draw:layer="coupures" svg:x1="9.676cm" svg:y1="14.118cm" svg:x2="9.676cm" svg:y2="13.893cm">
          <text:p/>
        </draw:line>
        <draw:line draw:style-name="gr23" draw:text-style-name="P1" draw:layer="coupures" svg:x1="7.636cm" svg:y1="6.281cm" svg:x2="7.636cm" svg:y2="6.007cm">
          <text:p/>
        </draw:line>
        <draw:line draw:style-name="gr24" draw:text-style-name="P14" draw:layer="straps" svg:x1="7.138cm" svg:y1="12.288cm" svg:x2="7.142cm" svg:y2="6.62cm">
          <text:p/>
        </draw:line>
        <draw:line draw:style-name="gr24" draw:text-style-name="P14" draw:layer="straps" svg:x1="7.143cm" svg:y1="12.793cm" svg:x2="7.141cm" svg:y2="12.206cm">
          <text:p/>
        </draw:line>
        <draw:line draw:style-name="gr23" draw:text-style-name="P1" draw:layer="coupures" svg:x1="10.95cm" svg:y1="13.357cm" svg:x2="10.95cm" svg:y2="12.905cm">
          <text:p/>
        </draw:line>
        <draw:line draw:style-name="gr23" draw:text-style-name="P1" draw:layer="coupures" svg:x1="9.932cm" svg:y1="13.349cm" svg:x2="9.932cm" svg:y2="12.913cm">
          <text:p/>
        </draw:line>
        <draw:g>
          <draw:custom-shape draw:style-name="gr20" draw:text-style-name="P10" draw:layer="composants" svg:width="0.256cm" svg:height="0.487cm" draw:transform="rotate (-3.14159265358979) translate (11.075cm 12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0.99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0.983cm 12.2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composants" svg:width="0.25cm" svg:height="0.25cm" draw:transform="rotate (1.5707963267949) translate (11.586cm 13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1.666cm 13.3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composants" svg:x1="11.71cm" svg:y1="13.127cm" svg:x2="11.71cm" svg:y2="12.711cm">
            <text:p text:style-name="P2"><text:span text:style-name="T7">10k</text:span></text:p>
          </draw:line>
        </draw:g>
        <draw:g>
          <draw:custom-shape draw:style-name="gr9" draw:text-style-name="P1" draw:layer="composants" svg:width="0.25cm" svg:height="0.25cm" draw:transform="rotate (1.5707963267949) translate (10.563cm 13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10.643cm 13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composants" svg:x1="10.687cm" svg:y1="13.119cm" svg:x2="10.687cm" svg:y2="12.703cm">
            <text:p text:style-name="P2"><text:span text:style-name="T7">10k</text:span></text:p>
          </draw:line>
        </draw:g>
        <draw:line draw:style-name="gr23" draw:text-style-name="P1" draw:layer="coupures" svg:x1="11.106cm" svg:y1="12.361cm" svg:x2="11.106cm" svg:y2="12.164cm">
          <text:p/>
        </draw:line>
        <draw:line draw:style-name="gr26" draw:text-style-name="P14" draw:layer="straps" svg:x1="7.398cm" svg:y1="13.549cm" svg:x2="7.398cm" svg:y2="12.467cm">
          <text:p/>
        </draw:line>
        <draw:line draw:style-name="gr26" draw:text-style-name="P14" draw:layer="straps" svg:x1="11.707cm" svg:y1="11.53cm" svg:x2="11.712cm" svg:y2="10.427cm">
          <text:p/>
        </draw:line>
        <draw:g>
          <draw:custom-shape draw:style-name="gr20" draw:text-style-name="P10" draw:layer="composants" svg:width="0.256cm" svg:height="0.487cm" draw:transform="rotate (-3.14159265358979) translate (11.594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1.509cm 10.4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1.502cm 10.2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16" draw:layer="composants" svg:width="1.048cm" svg:height="0.179cm" svg:x="11.97cm" svg:y="10.385cm">
          <draw:text-box>
            <text:p text:style-name="P15"><text:span text:style-name="T6">GND</text:span></text:p>
          </draw:text-box>
        </draw:frame>
        <draw:frame draw:style-name="gr27" draw:text-style-name="P16" draw:layer="composants" svg:width="1.048cm" svg:height="0.179cm" svg:x="11.97cm" svg:y="10.138cm">
          <draw:text-box>
            <text:p text:style-name="P15"><text:span text:style-name="T6">L</text:span><text:span text:style-name="T6">E</text:span><text:span text:style-name="T6">D</text:span><text:span text:style-name="T6"> </text:span><text:span text:style-name="T6">+</text:span><text:span text:style-name="T6">5</text:span><text:span text:style-name="T6">V</text:span><text:span text:style-name="T6"> </text:span></text:p>
          </draw:text-box>
        </draw:frame>
        <draw:frame draw:style-name="gr28" draw:text-style-name="P16" draw:layer="composants" svg:width="1.569cm" svg:height="0.245cm" svg:x="11.959cm" svg:y="9.593cm">
          <draw:text-box>
            <text:p text:style-name="P15"><text:span text:style-name="T6">L</text:span><text:span text:style-name="T6">E</text:span><text:span text:style-name="T6">D</text:span><text:span text:style-name="T6"> </text:span><text:span text:style-name="T6">P</text:span><text:span text:style-name="T6">u</text:span><text:span text:style-name="T6">l</text:span><text:span text:style-name="T6">s</text:span><text:span text:style-name="T6">e</text:span><text:span text:style-name="T6">-</text:span><text:span text:style-name="T6">2 </text:span><text:span text:style-name="T6">e</text:span><text:span text:style-name="T6">n</text:span><text:span text:style-name="T6">a</text:span><text:span text:style-name="T6">b</text:span><text:span text:style-name="T6">l</text:span><text:span text:style-name="T6">e</text:span><text:span text:style-name="T6">d</text:span></text:p>
          </draw:text-box>
        </draw:frame>
        <draw:frame draw:style-name="gr28" draw:text-style-name="P16" draw:layer="composants" svg:width="1.569cm" svg:height="0.245cm" svg:x="11.974cm" svg:y="9.858cm">
          <draw:text-box>
            <text:p text:style-name="P15"><text:span text:style-name="T6">L</text:span><text:span text:style-name="T6">E</text:span><text:span text:style-name="T6">D</text:span><text:span text:style-name="T6"> </text:span><text:span text:style-name="T6">P</text:span><text:span text:style-name="T6">u</text:span><text:span text:style-name="T6">l</text:span><text:span text:style-name="T6">s</text:span><text:span text:style-name="T6">e</text:span><text:span text:style-name="T6">-</text:span><text:span text:style-name="T6">1 </text:span><text:span text:style-name="T6">e</text:span><text:span text:style-name="T6">n</text:span><text:span text:style-name="T6">a</text:span><text:span text:style-name="T6">b</text:span><text:span text:style-name="T6">l</text:span><text:span text:style-name="T6">e</text:span><text:span text:style-name="T6">d</text:span></text:p>
          </draw:text-box>
        </draw:frame>
        <draw:line draw:style-name="gr23" draw:text-style-name="P1" draw:layer="coupures" svg:x1="10.313cm" svg:y1="10.819cm" svg:x2="10.311cm" svg:y2="10.104cm">
          <text:p/>
        </draw:line>
        <draw:g>
          <draw:custom-shape draw:style-name="gr9" draw:text-style-name="P1" draw:layer="composants" svg:width="0.25cm" svg:height="0.25cm" svg:x="10.575cm" svg:y="10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svg:x="10.907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svg:x="10.655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0.829cm" svg:y1="10.205cm" svg:x2="10.954cm" svg:y2="10.205cm">
            <text:p text:style-name="P2"><text:span text:style-name="T7">2</text:span><text:span text:style-name="T7">2</text:span><text:span text:style-name="T7">0</text:span></text:p>
          </draw:line>
        </draw:g>
        <draw:g>
          <draw:custom-shape draw:style-name="gr20" draw:text-style-name="P10" draw:layer="composants" svg:width="0.256cm" svg:height="0.487cm" draw:transform="rotate (-3.14159265358979) translate (9.818cm 9.5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9.733cm 9.4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9.726cm 9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0" draw:layer="composants" svg:width="0.256cm" svg:height="0.487cm" draw:transform="rotate (-3.14159265358979) translate (9.818cm 9.0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9.733cm 8.9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9.726cm 8.7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0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14" draw:layer="straps" svg:x1="7.384cm" svg:y1="12.017cm" svg:x2="7.384cm" svg:y2="8.393cm">
          <text:p/>
        </draw:line>
        <draw:g>
          <draw:custom-shape draw:style-name="gr9" draw:text-style-name="P1" draw:layer="composants" svg:width="0.254cm" svg:height="0.25cm" svg:x="10.574cm" svg:y="9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1cm" svg:height="0.09cm" svg:x="10.912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2cm" svg:height="0.09cm" svg:x="10.655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0.832cm" svg:y1="9.695cm" svg:x2="10.959cm" svg:y2="9.695cm">
            <text:p text:style-name="P2"><text:span text:style-name="T7">2</text:span><text:span text:style-name="T7">2</text:span><text:span text:style-name="T7">0</text:span></text:p>
          </draw:line>
        </draw:g>
        <draw:frame draw:style-name="gr30" draw:text-style-name="P18" draw:layer="straps" svg:width="0.167cm" svg:height="0.212cm" draw:transform="rotate (1.5707963267949) translate (10.974cm 12.991cm)">
          <draw:text-box>
            <text:p text:style-name="P17"><text:span text:style-name="T8">A0</text:span></text:p>
          </draw:text-box>
        </draw:frame>
        <draw:custom-shape draw:style-name="gr31" draw:text-style-name="P19" draw:layer="Tensions" svg:width="3.164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Tensions" svg:width="1.466cm" svg:height="0.18cm" svg:x="6.965cm" svg:y="12.1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Tensions" svg:width="4.93cm" svg:height="0.18cm" svg:x="6.972cm" svg:y="12.6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Tensions" svg:width="4.928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Tensions" svg:width="4.93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coupures" svg:x1="8.135cm" svg:y1="6.276cm" svg:x2="8.135cm" svg:y2="6.002cm">
          <text:p/>
        </draw:line>
        <draw:g>
          <draw:custom-shape draw:style-name="gr37" draw:text-style-name="P21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2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7.76cm" svg:y1="6.034cm" svg:x2="8.019cm" svg:y2="6.268cm">
            <text:p/>
          </draw:line>
          <draw:custom-shape draw:style-name="gr38" draw:text-style-name="P22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7.249cm" svg:y1="6.035cm" svg:x2="7.508cm" svg:y2="6.269cm">
            <text:p/>
          </draw:line>
        </draw:g>
        <draw:line draw:style-name="gr40" draw:text-style-name="P1" draw:layer="Board" svg:x1="9.418cm" svg:y1="16.053cm" svg:x2="9.418cm" svg:y2="4.336cm">
          <text:p/>
        </draw:line>
        <draw:line draw:style-name="gr40" draw:text-style-name="P1" draw:layer="Board" svg:x1="4.964cm" svg:y1="10.081cm" svg:x2="13.503cm" svg:y2="10.081cm">
          <text:p/>
        </draw:line>
        <draw:line draw:style-name="gr23" draw:text-style-name="P1" draw:layer="coupures" svg:x1="10.334cm" svg:y1="9.554cm" svg:x2="10.334cm" svg:y2="9.07cm">
          <text:p/>
        </draw:line>
        <draw:g>
          <draw:custom-shape draw:style-name="gr41" draw:text-style-name="P1" draw:layer="Board" svg:width="5cm" svg:height="1.28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0" draw:layer="Board" svg:width="0.426cm" svg:height="0.421cm" svg:x="11.24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6cm" svg:height="0.421cm" svg:x="10.73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5cm" svg:height="0.421cm" svg:x="10.23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5cm" svg:height="0.421cm" svg:x="9.72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9.207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8.69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6cm" svg:height="0.421cm" svg:x="8.195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7.66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7.172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Board" svg:width="5cm" svg:height="1.28cm" svg:x="6.928cm" svg:y="13.12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Board" svg:width="5cm" svg:height="8.642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0" draw:layer="Board" svg:width="0.426cm" svg:height="0.421cm" svg:x="11.24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6cm" svg:height="0.421cm" svg:x="10.74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5cm" svg:height="0.421cm" svg:x="10.23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5cm" svg:height="0.421cm" svg:x="9.73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9.213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8.70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6cm" svg:height="0.421cm" svg:x="8.201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7.67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0" draw:layer="Board" svg:width="0.427cm" svg:height="0.421cm" svg:x="7.178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Board" svg:width="4.9cm" svg:height="4.22cm" svg:x="6.978cm" svg:y="7.97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Board" svg:width="4.45cm" svg:height="3.8cm" svg:x="7.203cm" svg:y="8.189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23" draw:layer="composants" svg:width="0.324cm" svg:height="0.179cm" svg:x="7.213cm" svg:y="5.785cm">
          <draw:text-box>
            <text:p text:style-name="P12"><text:span text:style-name="T6">+5V</text:span></text:p>
          </draw:text-box>
        </draw:frame>
        <draw:frame draw:style-name="gr47" draw:text-style-name="P24" draw:layer="composants" svg:width="0.918cm" svg:height="0.158cm" svg:x="7.187cm" svg:y="5.56cm">
          <draw:text-box>
            <text:p text:style-name="P2"><text:span text:style-name="T9">Alimentation</text:span></text:p>
          </draw:text-box>
        </draw:frame>
        <draw:frame draw:style-name="gr46" draw:text-style-name="P23" draw:layer="composants" svg:width="0.324cm" svg:height="0.179cm" svg:x="7.723cm" svg:y="5.785cm">
          <draw:text-box>
            <text:p text:style-name="P12"><text:span text:style-name="T6">GND</text:span></text:p>
          </draw:text-box>
        </draw:frame>
        <draw:g>
          <draw:custom-shape draw:style-name="gr37" draw:text-style-name="P21" draw:layer="composants" svg:width="1.02cm" svg:height="0.83cm" svg:x="10.70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8" draw:text-style-name="P22" draw:layer="composants" svg:width="0.348cm" svg:height="0.348cm" svg:x="11.29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1.52cm 14.06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11.342cm" svg:y1="14.142cm" svg:x2="11.601cm" svg:y2="13.908cm">
            <text:p/>
          </draw:line>
          <draw:custom-shape draw:style-name="gr48" draw:text-style-name="P22" draw:layer="composants" svg:width="0.348cm" svg:height="0.348cm" svg:x="10.78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0.995cm 14.06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10.831cm" svg:y1="14.141cm" svg:x2="11.09cm" svg:y2="13.907cm">
            <text:p/>
          </draw:line>
        </draw:g>
        <draw:g>
          <draw:custom-shape draw:style-name="gr37" draw:text-style-name="P21" draw:layer="composants" svg:width="1.02cm" svg:height="0.83cm" svg:x="9.68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8" draw:text-style-name="P22" draw:layer="composants" svg:width="0.348cm" svg:height="0.348cm" svg:x="10.27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0.495cm 14.06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10.317cm" svg:y1="14.142cm" svg:x2="10.576cm" svg:y2="13.908cm">
            <text:p/>
          </draw:line>
          <draw:custom-shape draw:style-name="gr48" draw:text-style-name="P22" draw:layer="composants" svg:width="0.348cm" svg:height="0.348cm" svg:x="9.76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9.97cm 14.06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9.806cm" svg:y1="14.141cm" svg:x2="10.065cm" svg:y2="13.907cm">
            <text:p/>
          </draw:line>
        </draw:g>
        <draw:frame draw:style-name="gr18" draw:text-style-name="P24" draw:layer="composants" svg:width="0.539cm" svg:height="0.158cm" svg:x="10.965cm" svg:y="14.449cm">
          <draw:text-box>
            <text:p text:style-name="P2"><text:span text:style-name="T9">Pulse-1</text:span></text:p>
          </draw:text-box>
        </draw:frame>
        <draw:frame draw:style-name="gr46" draw:text-style-name="P23" draw:layer="composants" svg:width="0.324cm" svg:height="0.179cm" svg:x="10.286cm" svg:y="14.195cm">
          <draw:text-box>
            <text:p text:style-name="P12"><text:span text:style-name="T6">S0+</text:span></text:p>
          </draw:text-box>
        </draw:frame>
        <draw:frame draw:style-name="gr46" draw:text-style-name="P23" draw:layer="composants" svg:width="0.324cm" svg:height="0.179cm" svg:x="9.786cm" svg:y="14.195cm">
          <draw:text-box>
            <text:p text:style-name="P12"><text:span text:style-name="T6">S0-</text:span></text:p>
          </draw:text-box>
        </draw:frame>
        <draw:frame draw:style-name="gr46" draw:text-style-name="P23" draw:layer="composants" svg:width="0.324cm" svg:height="0.179cm" svg:x="11.308cm" svg:y="14.195cm">
          <draw:text-box>
            <text:p text:style-name="P12"><text:span text:style-name="T6">S0+</text:span></text:p>
          </draw:text-box>
        </draw:frame>
        <draw:frame draw:style-name="gr46" draw:text-style-name="P23" draw:layer="composants" svg:width="0.324cm" svg:height="0.179cm" svg:x="10.808cm" svg:y="14.195cm">
          <draw:text-box>
            <text:p text:style-name="P12"><text:span text:style-name="T6">S0-</text:span></text:p>
          </draw:text-box>
        </draw:frame>
        <draw:g>
          <draw:custom-shape draw:style-name="gr49" draw:text-style-name="P1" draw:layer="Board" svg:width="4.852cm" svg:height="4.174cm" svg:x="17.062cm" svg:y="8.01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Board" svg:width="4.445cm" svg:height="3.801cm" svg:x="17.266cm" svg:y="8.198cm">
            <text:p/>
            <draw:enhanced-geometry svg:viewBox="0 0 21600 21600" draw:type="rectangle" draw:enhanced-path="M 0 0 L 21600 0 21600 21600 0 21600 0 0 Z N"/>
          </draw:custom-shape>
        </draw:g>
        <draw:line draw:style-name="gr51" draw:text-style-name="P14" draw:layer="straps" svg:x1="7.403cm" svg:y1="6.7cm" svg:x2="7.381cm" svg:y2="6.366cm">
          <text:p/>
        </draw:line>
        <draw:line draw:style-name="gr52" draw:text-style-name="P14" draw:layer="straps" svg:x1="9.93cm" svg:y1="13.862cm" svg:x2="9.936cm" svg:y2="13.478cm">
          <text:p/>
        </draw:line>
        <draw:line draw:style-name="gr52" draw:text-style-name="P14" draw:layer="straps" svg:x1="10.943cm" svg:y1="13.883cm" svg:x2="10.95cm" svg:y2="13.469cm">
          <text:p/>
        </draw:line>
        <draw:line draw:style-name="gr52" draw:text-style-name="P14" draw:layer="straps" svg:x1="11.396cm" svg:y1="13.881cm" svg:x2="11.193cm" svg:y2="13.22cm">
          <text:p/>
        </draw:line>
        <draw:custom-shape draw:style-name="gr35" draw:text-style-name="P20" draw:layer="Tensions" svg:width="4.93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straps" svg:x1="7.397cm" svg:y1="12.539cm" svg:x2="7.386cm" svg:y2="11.94cm">
          <text:p/>
        </draw:line>
        <draw:custom-shape draw:style-name="gr53" draw:text-style-name="P20" draw:layer="Tensions" svg:width="3.14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51" draw:text-style-name="P14" draw:layer="straps" svg:x1="7.904cm" svg:y1="6.948cm" svg:x2="7.889cm" svg:y2="6.35cm">
          <text:p/>
        </draw:line>
        <draw:line draw:style-name="gr26" draw:text-style-name="P14" draw:layer="straps" svg:x1="7.395cm" svg:y1="8.48cm" svg:x2="7.39cm" svg:y2="6.865cm">
          <text:p/>
        </draw:line>
        <draw:custom-shape draw:style-name="gr54" draw:text-style-name="P20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coupures" svg:x1="10.161cm" svg:y1="7.01cm" svg:x2="10.161cm" svg:y2="6.565cm">
          <text:p/>
        </draw:line>
        <draw:line draw:style-name="gr23" draw:text-style-name="P1" draw:layer="coupures" svg:x1="11.341cm" svg:y1="7.521cm" svg:x2="11.341cm" svg:y2="6.545cm">
          <text:p/>
        </draw:line>
        <draw:line draw:style-name="gr26" draw:text-style-name="P14" draw:layer="straps" svg:x1="11.711cm" svg:y1="8.44cm" svg:x2="11.711cm" svg:y2="7.401cm">
          <text:p/>
        </draw:line>
        <draw:g>
          <draw:path draw:style-name="gr55" draw:text-style-name="P25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56" draw:text-style-name="P26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7" draw:layer="composants" svg:width="0.507cm" svg:height="0.546cm" svg:x="8.406cm" svg:y="8.12cm">
            <text:p text:style-name="P2"><text:span text:style-name="T10">U</text:span><text:span text:style-name="T10">S</text:span><text:span text:style-name="T10">B</text:span></text:p>
            <draw:enhanced-geometry svg:viewBox="0 0 21600 21600" draw:type="rectangle" draw:enhanced-path="M 0 0 L 21600 0 21600 21600 0 21600 0 0 Z N"/>
          </draw:custom-shape>
          <draw:frame draw:style-name="gr58" draw:text-style-name="P29" draw:layer="composants" svg:width="0.315cm" svg:height="0.158cm" svg:x="9.021cm" svg:y="11.382cm">
            <draw:text-box>
              <text:p text:style-name="P28"><text:span text:style-name="T11">GND</text:span></text:p>
            </draw:text-box>
          </draw:frame>
          <draw:frame draw:style-name="gr59" draw:text-style-name="P30" draw:layer="composants" svg:width="0.171cm" svg:height="0.158cm" svg:x="8cm" svg:y="9.347cm">
            <draw:text-box>
              <text:p><text:span text:style-name="T11">A0</text:span></text:p>
            </draw:text-box>
          </draw:frame>
          <draw:frame draw:style-name="gr59" draw:text-style-name="P30" draw:layer="composants" svg:width="0.171cm" svg:height="0.158cm" svg:x="8cm" svg:y="9.865cm">
            <draw:text-box>
              <text:p><text:span text:style-name="T11">A2</text:span></text:p>
            </draw:text-box>
          </draw:frame>
          <draw:frame draw:style-name="gr59" draw:text-style-name="P30" draw:layer="composants" svg:width="0.171cm" svg:height="0.158cm" svg:x="8cm" svg:y="9.611cm">
            <draw:text-box>
              <text:p><text:span text:style-name="T11">A1</text:span></text:p>
            </draw:text-box>
          </draw:frame>
          <draw:frame draw:style-name="gr60" draw:text-style-name="P30" draw:layer="composants" svg:width="0.26cm" svg:height="0.158cm" svg:x="8cm" svg:y="11.899cm">
            <draw:text-box>
              <text:p><text:span text:style-name="T11">GND</text:span></text:p>
            </draw:text-box>
          </draw:frame>
          <draw:frame draw:style-name="gr59" draw:text-style-name="P30" draw:layer="composants" svg:width="0.171cm" svg:height="0.158cm" svg:x="8cm" svg:y="10.116cm">
            <draw:text-box>
              <text:p><text:span text:style-name="T11">A3</text:span></text:p>
            </draw:text-box>
          </draw:frame>
          <draw:frame draw:style-name="gr58" draw:text-style-name="P29" draw:layer="composants" svg:width="0.315cm" svg:height="0.158cm" svg:x="9.021cm" svg:y="12.139cm">
            <draw:text-box>
              <text:p text:style-name="P28"><text:span text:style-name="T11">TX1</text:span></text:p>
            </draw:text-box>
          </draw:frame>
          <draw:frame draw:style-name="gr58" draw:text-style-name="P29" draw:layer="composants" svg:width="0.315cm" svg:height="0.158cm" svg:x="9.021cm" svg:y="11.892cm">
            <draw:text-box>
              <text:p text:style-name="P28"><text:span text:style-name="T11">RX0</text:span></text:p>
            </draw:text-box>
          </draw:frame>
          <draw:frame draw:style-name="gr58" draw:text-style-name="P29" draw:layer="composants" svg:width="0.315cm" svg:height="0.158cm" svg:x="9.021cm" svg:y="11.643cm">
            <draw:text-box>
              <text:p text:style-name="P28"><text:span text:style-name="T11">RST</text:span></text:p>
            </draw:text-box>
          </draw:frame>
          <draw:frame draw:style-name="gr61" draw:text-style-name="P29" draw:layer="composants" svg:width="0.185cm" svg:height="0.158cm" svg:x="9.151cm" svg:y="11.135cm">
            <draw:text-box>
              <text:p text:style-name="P28"><text:span text:style-name="T11">D2</text:span></text:p>
            </draw:text-box>
          </draw:frame>
          <draw:frame draw:style-name="gr61" draw:text-style-name="P29" draw:layer="composants" svg:width="0.185cm" svg:height="0.158cm" svg:x="9.151cm" svg:y="10.887cm">
            <draw:text-box>
              <text:p text:style-name="P28"><text:span text:style-name="T11">D3</text:span></text:p>
            </draw:text-box>
          </draw:frame>
          <draw:frame draw:style-name="gr61" draw:text-style-name="P29" draw:layer="composants" svg:width="0.185cm" svg:height="0.158cm" svg:x="9.151cm" svg:y="10.63cm">
            <draw:text-box>
              <text:p text:style-name="P28"><text:span text:style-name="T11">D4</text:span></text:p>
            </draw:text-box>
          </draw:frame>
          <draw:frame draw:style-name="gr61" draw:text-style-name="P29" draw:layer="composants" svg:width="0.185cm" svg:height="0.158cm" svg:x="9.151cm" svg:y="10.376cm">
            <draw:text-box>
              <text:p text:style-name="P28"><text:span text:style-name="T11">D5</text:span></text:p>
            </draw:text-box>
          </draw:frame>
          <draw:frame draw:style-name="gr61" draw:text-style-name="P29" draw:layer="composants" svg:width="0.185cm" svg:height="0.158cm" svg:x="9.151cm" svg:y="10.128cm">
            <draw:text-box>
              <text:p text:style-name="P28"><text:span text:style-name="T11">D6</text:span></text:p>
            </draw:text-box>
          </draw:frame>
          <draw:frame draw:style-name="gr61" draw:text-style-name="P29" draw:layer="composants" svg:width="0.185cm" svg:height="0.158cm" svg:x="9.151cm" svg:y="9.867cm">
            <draw:text-box>
              <text:p text:style-name="P28"><text:span text:style-name="T11">D7</text:span></text:p>
            </draw:text-box>
          </draw:frame>
          <draw:frame draw:style-name="gr61" draw:text-style-name="P29" draw:layer="composants" svg:width="0.185cm" svg:height="0.158cm" svg:x="9.151cm" svg:y="9.616cm">
            <draw:text-box>
              <text:p text:style-name="P28"><text:span text:style-name="T11">D8</text:span></text:p>
            </draw:text-box>
          </draw:frame>
          <draw:frame draw:style-name="gr61" draw:text-style-name="P29" draw:layer="composants" svg:width="0.185cm" svg:height="0.158cm" svg:x="9.151cm" svg:y="9.358cm">
            <draw:text-box>
              <text:p text:style-name="P28"><text:span text:style-name="T11">D9</text:span></text:p>
            </draw:text-box>
          </draw:frame>
          <draw:frame draw:style-name="gr62" draw:text-style-name="P29" draw:layer="composants" svg:width="0.197cm" svg:height="0.158cm" svg:x="9.139cm" svg:y="9.103cm">
            <draw:text-box>
              <text:p text:style-name="P28"><text:span text:style-name="T11">D10</text:span></text:p>
            </draw:text-box>
          </draw:frame>
          <draw:frame draw:style-name="gr62" draw:text-style-name="P29" draw:layer="composants" svg:width="0.197cm" svg:height="0.158cm" svg:x="9.139cm" svg:y="8.845cm">
            <draw:text-box>
              <text:p text:style-name="P28"><text:span text:style-name="T11">D11</text:span></text:p>
            </draw:text-box>
          </draw:frame>
          <draw:frame draw:style-name="gr62" draw:text-style-name="P29" draw:layer="composants" svg:width="0.197cm" svg:height="0.158cm" svg:x="9.139cm" svg:y="8.591cm">
            <draw:text-box>
              <text:p text:style-name="P28"><text:span text:style-name="T11">D12</text:span></text:p>
            </draw:text-box>
          </draw:frame>
          <draw:frame draw:style-name="gr63" draw:text-style-name="P30" draw:layer="composants" svg:width="0.207cm" svg:height="0.158cm" svg:x="8cm" svg:y="12.138cm">
            <draw:text-box>
              <text:p><text:span text:style-name="T11">VIN</text:span></text:p>
            </draw:text-box>
          </draw:frame>
          <draw:frame draw:style-name="gr64" draw:text-style-name="P30" draw:layer="composants" svg:width="0.223cm" svg:height="0.158cm" svg:x="8cm" svg:y="11.635cm">
            <draw:text-box>
              <text:p><text:span text:style-name="T11">RST</text:span></text:p>
            </draw:text-box>
          </draw:frame>
          <draw:frame draw:style-name="gr65" draw:text-style-name="P30" draw:layer="composants" svg:width="0.179cm" svg:height="0.158cm" svg:x="8cm" svg:y="11.393cm">
            <draw:text-box>
              <text:p><text:span text:style-name="T11">5V</text:span></text:p>
            </draw:text-box>
          </draw:frame>
          <draw:frame draw:style-name="gr66" draw:text-style-name="P30" draw:layer="composants" svg:width="0.174cm" svg:height="0.158cm" svg:x="8cm" svg:y="11.138cm">
            <draw:text-box>
              <text:p><text:span text:style-name="T11">A7</text:span></text:p>
            </draw:text-box>
          </draw:frame>
          <draw:frame draw:style-name="gr66" draw:text-style-name="P30" draw:layer="composants" svg:width="0.174cm" svg:height="0.158cm" svg:x="8cm" svg:y="10.887cm">
            <draw:text-box>
              <text:p><text:span text:style-name="T11">A6</text:span></text:p>
            </draw:text-box>
          </draw:frame>
          <draw:frame draw:style-name="gr66" draw:text-style-name="P30" draw:layer="composants" svg:width="0.174cm" svg:height="0.158cm" svg:x="8cm" svg:y="10.635cm">
            <draw:text-box>
              <text:p><text:span text:style-name="T11">A5</text:span></text:p>
            </draw:text-box>
          </draw:frame>
          <draw:frame draw:style-name="gr66" draw:text-style-name="P30" draw:layer="composants" svg:width="0.174cm" svg:height="0.158cm" svg:x="8cm" svg:y="10.377cm">
            <draw:text-box>
              <text:p><text:span text:style-name="T11">A4</text:span></text:p>
            </draw:text-box>
          </draw:frame>
          <draw:frame draw:style-name="gr67" draw:text-style-name="P30" draw:layer="composants" svg:width="0.184cm" svg:height="0.158cm" svg:x="8cm" svg:y="9.108cm">
            <draw:text-box>
              <text:p><text:span text:style-name="T11">REF</text:span></text:p>
            </draw:text-box>
          </draw:frame>
          <draw:frame draw:style-name="gr67" draw:text-style-name="P30" draw:layer="composants" svg:width="0.184cm" svg:height="0.158cm" svg:x="8cm" svg:y="8.851cm">
            <draw:text-box>
              <text:p><text:span text:style-name="T11">3V3</text:span></text:p>
            </draw:text-box>
          </draw:frame>
          <draw:frame draw:style-name="gr68" draw:text-style-name="P30" draw:layer="composants" svg:width="0.197cm" svg:height="0.158cm" svg:x="8cm" svg:y="8.584cm">
            <draw:text-box>
              <text:p><text:span text:style-name="T11">D13</text:span></text:p>
            </draw:text-box>
          </draw:frame>
          <draw:custom-shape draw:style-name="gr69" draw:text-style-name="P31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2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1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2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1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2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1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2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1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2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1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2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33" draw:layer="composants" svg:width="0.844cm" svg:height="0.179cm" draw:transform="rotate (-1.5707963267949) translate (8.738cm 9.957cm)">
            <draw:text-box>
              <text:p text:style-name="P28"><text:span text:style-name="T12">Arduino Nano</text:span></text:p>
            </draw:text-box>
          </draw:frame>
        </draw:g>
        <draw:g>
          <draw:custom-shape draw:style-name="gr72" draw:text-style-name="P34" draw:layer="composants" svg:width="1.5cm" svg:height="3cm" draw:transform="rotate (-1.5707963267949) translate (11.682cm 6.298cm)">
            <text:p text:style-name="P2"><text:span text:style-name="T13">N</text:span><text:span text:style-name="T13">R</text:span><text:span text:style-name="T13">F</text:span><text:span text:style-name="T13">2</text:span><text:span text:style-name="T13">4</text:span><text:span text:style-name="T13">L</text:span><text:span text:style-name="T13">0</text:span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35" draw:layer="composants" svg:width="0.08cm" svg:height="0.08cm" draw:transform="rotate (-1.5707963267949) translate (11.50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50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50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50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24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24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24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composants" svg:width="0.08cm" svg:height="0.08cm" draw:transform="rotate (-1.5707963267949) translate (11.24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13" draw:layer="composants" svg:width="0.815cm" svg:height="0.409cm" svg:x="11.32cm" svg:y="7.213cm">
            <draw:text-box>
              <text:p text:style-name="P12"><text:span text:style-name="T5">GND</text:span></text:p>
            </draw:text-box>
          </draw:frame>
          <draw:frame draw:style-name="gr74" draw:text-style-name="P13" draw:layer="composants" svg:width="0.815cm" svg:height="0.409cm" svg:x="10.519cm" svg:y="7.213cm">
            <draw:text-box>
              <text:p text:style-name="P12"><text:span text:style-name="T5">VCC</text:span></text:p>
            </draw:text-box>
          </draw:frame>
          <draw:frame draw:style-name="gr75" draw:text-style-name="P13" draw:layer="composants" svg:width="0.884cm" svg:height="0.408cm" svg:x="11.313cm" svg:y="6.453cm">
            <draw:text-box>
              <text:p text:style-name="P12"><text:span text:style-name="T5">MISO</text:span></text:p>
            </draw:text-box>
          </draw:frame>
          <draw:frame draw:style-name="gr74" draw:text-style-name="P13" draw:layer="composants" svg:width="0.815cm" svg:height="0.409cm" svg:x="10.515cm" svg:y="6.454cm">
            <draw:text-box>
              <text:p text:style-name="P12"><text:span text:style-name="T5">IRQ</text:span></text:p>
            </draw:text-box>
          </draw:frame>
        </draw:g>
        <draw:g>
          <draw:custom-shape draw:style-name="gr37" draw:text-style-name="P21" draw:layer="composants" svg:width="1.02cm" svg:height="0.83cm" svg:x="8.65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8" draw:text-style-name="P22" draw:layer="composants" svg:width="0.348cm" svg:height="0.348cm" svg:x="9.24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9.47cm 14.06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9.292cm" svg:y1="14.142cm" svg:x2="9.551cm" svg:y2="13.908cm">
            <text:p/>
          </draw:line>
          <draw:custom-shape draw:style-name="gr48" draw:text-style-name="P22" draw:layer="composants" svg:width="0.348cm" svg:height="0.348cm" svg:x="8.73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8.945cm 14.06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8.781cm" svg:y1="14.141cm" svg:x2="9.04cm" svg:y2="13.907cm">
            <text:p/>
          </draw:line>
        </draw:g>
        <draw:g>
          <draw:custom-shape draw:style-name="gr37" draw:text-style-name="P21" draw:layer="composants" svg:width="1.02cm" svg:height="0.83cm" svg:x="7.63cm" svg:y="13.56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8" draw:text-style-name="P22" draw:layer="composants" svg:width="0.348cm" svg:height="0.348cm" svg:x="8.22cm" svg:y="13.84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8.445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8.267cm" svg:y1="14.136cm" svg:x2="8.526cm" svg:y2="13.902cm">
            <text:p/>
          </draw:line>
          <draw:custom-shape draw:style-name="gr48" draw:text-style-name="P22" draw:layer="composants" svg:width="0.348cm" svg:height="0.348cm" svg:x="7.71cm" svg:y="13.84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7.92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composants" svg:x1="7.756cm" svg:y1="14.135cm" svg:x2="8.015cm" svg:y2="13.901cm">
            <text:p/>
          </draw:line>
        </draw:g>
        <draw:frame draw:style-name="gr18" draw:text-style-name="P24" draw:layer="composants" svg:width="0.539cm" svg:height="0.158cm" svg:x="9.95cm" svg:y="14.449cm">
          <draw:text-box>
            <text:p text:style-name="P2"><text:span text:style-name="T9">Pulse-2</text:span></text:p>
          </draw:text-box>
        </draw:frame>
        <draw:frame draw:style-name="gr18" draw:text-style-name="P24" draw:layer="composants" svg:width="0.539cm" svg:height="0.158cm" svg:x="8.891cm" svg:y="14.449cm">
          <draw:text-box>
            <text:p text:style-name="P2"><text:span text:style-name="T9">Pulse-3</text:span></text:p>
          </draw:text-box>
        </draw:frame>
        <draw:frame draw:style-name="gr18" draw:text-style-name="P24" draw:layer="composants" svg:width="0.539cm" svg:height="0.158cm" svg:x="7.919cm" svg:y="14.443cm">
          <draw:text-box>
            <text:p text:style-name="P2"><text:span text:style-name="T9">Pulse-4</text:span></text:p>
          </draw:text-box>
        </draw:frame>
        <draw:frame draw:style-name="gr46" draw:text-style-name="P23" draw:layer="composants" svg:width="0.324cm" svg:height="0.179cm" svg:x="7.723cm" svg:y="14.208cm">
          <draw:text-box>
            <text:p text:style-name="P12"><text:span text:style-name="T6">S0-</text:span></text:p>
          </draw:text-box>
        </draw:frame>
        <draw:frame draw:style-name="gr46" draw:text-style-name="P23" draw:layer="composants" svg:width="0.324cm" svg:height="0.179cm" svg:x="8.748cm" svg:y="14.203cm">
          <draw:text-box>
            <text:p text:style-name="P12"><text:span text:style-name="T6">S0-</text:span></text:p>
          </draw:text-box>
        </draw:frame>
        <draw:frame draw:style-name="gr46" draw:text-style-name="P23" draw:layer="composants" svg:width="0.324cm" svg:height="0.179cm" svg:x="8.213cm" svg:y="14.212cm">
          <draw:text-box>
            <text:p text:style-name="P12"><text:span text:style-name="T6">S0+</text:span></text:p>
          </draw:text-box>
        </draw:frame>
        <draw:frame draw:style-name="gr46" draw:text-style-name="P23" draw:layer="composants" svg:width="0.324cm" svg:height="0.179cm" svg:x="9.282cm" svg:y="14.209cm">
          <draw:text-box>
            <text:p text:style-name="P12"><text:span text:style-name="T6">S0+</text:span></text:p>
          </draw:text-box>
        </draw:frame>
        <draw:line draw:style-name="gr52" draw:text-style-name="P14" draw:layer="straps" svg:x1="8.908cm" svg:y1="13.855cm" svg:x2="8.914cm" svg:y2="13.471cm">
          <text:p/>
        </draw:line>
        <draw:line draw:style-name="gr52" draw:text-style-name="P14" draw:layer="straps" svg:x1="7.89cm" svg:y1="13.862cm" svg:x2="7.896cm" svg:y2="13.478cm">
          <text:p/>
        </draw:line>
        <draw:line draw:style-name="gr23" draw:text-style-name="P1" draw:layer="coupures" svg:x1="9.181cm" svg:y1="14.118cm" svg:x2="9.181cm" svg:y2="13.893cm">
          <text:p/>
        </draw:line>
        <draw:line draw:style-name="gr23" draw:text-style-name="P1" draw:layer="coupures" svg:x1="8.657cm" svg:y1="14.118cm" svg:x2="8.657cm" svg:y2="13.893cm">
          <text:p/>
        </draw:line>
        <draw:line draw:style-name="gr23" draw:text-style-name="P1" draw:layer="coupures" svg:x1="8.147cm" svg:y1="14.118cm" svg:x2="8.147cm" svg:y2="13.893cm">
          <text:p/>
        </draw:line>
        <draw:line draw:style-name="gr23" draw:text-style-name="P1" draw:layer="coupures" svg:x1="7.636cm" svg:y1="14.118cm" svg:x2="7.636cm" svg:y2="13.893cm">
          <text:p/>
        </draw:line>
        <draw:g>
          <draw:custom-shape draw:style-name="gr9" draw:text-style-name="P1" draw:layer="composants" svg:width="0.25cm" svg:height="0.25cm" draw:transform="rotate (1.5707963267949) translate (9.298cm 13.3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9.378cm 13.0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9.378cm 13.2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9.422cm" svg:y1="13.12cm" svg:x2="9.422cm" svg:y2="12.995cm">
            <text:p text:style-name="P2"><text:span text:style-name="T7">1k</text:span></text:p>
          </draw:line>
        </draw:g>
        <draw:g>
          <draw:custom-shape draw:style-name="gr9" draw:text-style-name="P1" draw:layer="composants" svg:width="0.25cm" svg:height="0.25cm" draw:transform="rotate (1.5707963267949) translate (8.278cm 13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8.358cm 13.0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8.358cm 13.3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8.402cm" svg:y1="13.127cm" svg:x2="8.402cm" svg:y2="13.002cm">
            <text:p text:style-name="P2"><text:span text:style-name="T7">1k</text:span></text:p>
          </draw:line>
        </draw:g>
        <draw:line draw:style-name="gr23" draw:text-style-name="P1" draw:layer="coupures" svg:x1="8.913cm" svg:y1="13.352cm" svg:x2="8.913cm" svg:y2="12.916cm">
          <text:p/>
        </draw:line>
        <draw:line draw:style-name="gr23" draw:text-style-name="P1" draw:layer="coupures" svg:x1="7.9cm" svg:y1="13.352cm" svg:x2="7.9cm" svg:y2="12.916cm">
          <text:p/>
        </draw:line>
        <draw:line draw:style-name="gr52" draw:text-style-name="P14" draw:layer="straps" svg:x1="10.383cm" svg:y1="13.87cm" svg:x2="10.163cm" svg:y2="13.222cm">
          <text:p/>
        </draw:line>
        <draw:line draw:style-name="gr52" draw:text-style-name="P14" draw:layer="straps" svg:x1="9.377cm" svg:y1="13.871cm" svg:x2="9.157cm" svg:y2="13.223cm">
          <text:p/>
        </draw:line>
        <draw:line draw:style-name="gr52" draw:text-style-name="P14" draw:layer="straps" svg:x1="8.364cm" svg:y1="13.873cm" svg:x2="8.144cm" svg:y2="13.225cm">
          <text:p/>
        </draw:line>
        <draw:g>
          <draw:custom-shape draw:style-name="gr9" draw:text-style-name="P1" draw:layer="composants" svg:width="0.25cm" svg:height="0.25cm" draw:transform="rotate (1.5707963267949) translate (9.554cm 13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9.634cm 13.2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composants" svg:x1="9.678cm" svg:y1="13.123cm" svg:x2="9.678cm" svg:y2="12.707cm">
            <text:p text:style-name="P2"><text:span text:style-name="T7">10k</text:span></text:p>
          </draw:line>
        </draw:g>
        <draw:g>
          <draw:custom-shape draw:style-name="gr9" draw:text-style-name="P1" draw:layer="composants" svg:width="0.25cm" svg:height="0.25cm" draw:transform="rotate (1.5707963267949) translate (8.531cm 13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cm" svg:height="0.09cm" draw:transform="rotate (1.5707963267949) translate (8.611cm 13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composants" svg:x1="8.655cm" svg:y1="13.125cm" svg:x2="8.655cm" svg:y2="12.709cm">
            <text:p text:style-name="P2"><text:span text:style-name="T7">10k</text:span></text:p>
          </draw:line>
        </draw:g>
        <draw:line draw:style-name="gr76" draw:text-style-name="P14" draw:layer="straps" svg:x1="11.201cm" svg:y1="13.042cm" svg:x2="11.205cm" svg:y2="12.76cm">
          <text:p/>
        </draw:line>
        <draw:frame draw:style-name="gr30" draw:text-style-name="P18" draw:layer="straps" svg:width="0.167cm" svg:height="0.212cm" draw:transform="rotate (1.5707963267949) translate (9.963cm 12.991cm)">
          <draw:text-box>
            <text:p text:style-name="P17"><text:span text:style-name="T8">A1</text:span></text:p>
          </draw:text-box>
        </draw:frame>
        <draw:line draw:style-name="gr76" draw:text-style-name="P14" draw:layer="straps" svg:x1="10.19cm" svg:y1="13.042cm" svg:x2="10.194cm" svg:y2="12.76cm">
          <text:p/>
        </draw:line>
        <draw:frame draw:style-name="gr30" draw:text-style-name="P18" draw:layer="straps" svg:width="0.167cm" svg:height="0.212cm" draw:transform="rotate (1.5707963267949) translate (8.941cm 12.995cm)">
          <draw:text-box>
            <text:p text:style-name="P17"><text:span text:style-name="T8">A2</text:span></text:p>
          </draw:text-box>
        </draw:frame>
        <draw:line draw:style-name="gr76" draw:text-style-name="P14" draw:layer="straps" svg:x1="9.168cm" svg:y1="13.046cm" svg:x2="9.172cm" svg:y2="12.764cm">
          <text:p/>
        </draw:line>
        <draw:frame draw:style-name="gr30" draw:text-style-name="P18" draw:layer="straps" svg:width="0.167cm" svg:height="0.212cm" draw:transform="rotate (1.5707963267949) translate (7.926cm 12.995cm)">
          <draw:text-box>
            <text:p text:style-name="P17"><text:span text:style-name="T8">A3</text:span></text:p>
          </draw:text-box>
        </draw:frame>
        <draw:line draw:style-name="gr76" draw:text-style-name="P14" draw:layer="straps" svg:x1="8.153cm" svg:y1="13.046cm" svg:x2="8.157cm" svg:y2="12.764cm">
          <text:p/>
        </draw:line>
        <draw:g>
          <draw:custom-shape draw:style-name="gr20" draw:text-style-name="P10" draw:layer="composants" svg:width="0.256cm" svg:height="0.487cm" draw:transform="rotate (-3.14159265358979) translate (10.569cm 12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0.484cm 12.5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0.477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0" draw:layer="composants" svg:width="0.256cm" svg:height="0.487cm" draw:transform="rotate (-3.14159265358979) translate (10.052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9.967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9.96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7" draw:text-style-name="P14" draw:layer="straps" svg:x1="9.675cm" svg:y1="12.28cm" svg:x2="9.678cm" svg:y2="10.173cm">
          <text:p/>
        </draw:line>
        <draw:line draw:style-name="gr77" draw:text-style-name="P14" draw:layer="straps" svg:x1="10.192cm" svg:y1="12.286cm" svg:x2="9.803cm" svg:y2="10.436cm">
          <text:p/>
        </draw:line>
        <draw:line draw:style-name="gr77" draw:text-style-name="P14" draw:layer="straps" svg:x1="10.712cm" svg:y1="12.282cm" svg:x2="9.985cm" svg:y2="10.677cm">
          <text:p/>
        </draw:line>
        <draw:line draw:style-name="gr77" draw:text-style-name="P14" draw:layer="straps" svg:x1="11.226cm" svg:y1="12.27cm" svg:x2="11.208cm" svg:y2="10.938cm">
          <text:p/>
        </draw:line>
        <draw:line draw:style-name="gr23" draw:text-style-name="P1" draw:layer="coupures" svg:x1="10.582cm" svg:y1="12.34cm" svg:x2="10.582cm" svg:y2="12.143cm">
          <text:p/>
        </draw:line>
        <draw:line draw:style-name="gr23" draw:text-style-name="P1" draw:layer="coupures" svg:x1="10.065cm" svg:y1="12.341cm" svg:x2="10.065cm" svg:y2="12.144cm">
          <text:p/>
        </draw:line>
        <draw:line draw:style-name="gr23" draw:text-style-name="P1" draw:layer="coupures" svg:x1="9.563cm" svg:y1="12.332cm" svg:x2="9.563cm" svg:y2="12.135cm">
          <text:p/>
        </draw:line>
        <draw:g>
          <draw:custom-shape draw:style-name="gr20" draw:text-style-name="P10" draw:layer="composants" svg:width="0.256cm" svg:height="0.487cm" draw:transform="rotate (-3.14159265358979) translate (11.588cm 10.0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1.503cm 9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1.496cm 9.7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0" draw:layer="composants" svg:width="0.256cm" svg:height="0.487cm" draw:transform="rotate (-3.14159265358979) translate (11.585cm 9.5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1.5cm 9.4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1.493cm 9.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16" draw:layer="composants" svg:width="1.569cm" svg:height="0.245cm" svg:x="11.96cm" svg:y="9.084cm">
          <draw:text-box>
            <text:p text:style-name="P15"><text:span text:style-name="T6">LED Pulse-4 enabled</text:span></text:p>
          </draw:text-box>
        </draw:frame>
        <draw:frame draw:style-name="gr28" draw:text-style-name="P16" draw:layer="composants" svg:width="1.569cm" svg:height="0.245cm" svg:x="11.961cm" svg:y="9.333cm">
          <draw:text-box>
            <text:p text:style-name="P15"><text:span text:style-name="T6">LED Pulse-3 enabled</text:span></text:p>
          </draw:text-box>
        </draw:frame>
        <draw:g>
          <draw:custom-shape draw:style-name="gr9" draw:text-style-name="P1" draw:layer="composants" svg:width="0.254cm" svg:height="0.25cm" svg:x="10.568cm" svg:y="9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1cm" svg:height="0.09cm" svg:x="10.906cm" svg:y="9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composants" svg:width="0.092cm" svg:height="0.09cm" svg:x="10.649cm" svg:y="9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9" draw:layer="composants" svg:x1="10.826cm" svg:y1="9.197cm" svg:x2="10.953cm" svg:y2="9.197cm">
            <text:p text:style-name="P2"><text:span text:style-name="T7">220</text:span></text:p>
          </draw:line>
        </draw:g>
        <draw:line draw:style-name="gr24" draw:text-style-name="P14" draw:layer="straps" svg:x1="10.443cm" svg:y1="10.252cm" svg:x2="9.936cm" svg:y2="6.628cm">
          <text:p/>
        </draw:line>
        <draw:line draw:style-name="gr76" draw:text-style-name="P14" draw:layer="straps" svg:x1="10.462cm" svg:y1="9.483cm" svg:x2="10.211cm" svg:y2="9.239cm">
          <text:p/>
        </draw:line>
        <draw:frame draw:style-name="gr30" draw:text-style-name="P18" draw:layer="straps" svg:width="0.167cm" svg:height="0.212cm" svg:x="10.027cm" svg:y="9.147cm">
          <draw:text-box>
            <text:p text:style-name="P17"><text:span text:style-name="T8">A4</text:span></text:p>
          </draw:text-box>
        </draw:frame>
        <draw:line draw:style-name="gr76" draw:text-style-name="P14" draw:layer="straps" svg:x1="10.465cm" svg:y1="9.226cm" svg:x2="10.237cm" svg:y2="8.972cm">
          <text:p/>
        </draw:line>
        <draw:frame draw:style-name="gr30" draw:text-style-name="P18" draw:layer="straps" svg:width="0.167cm" svg:height="0.212cm" svg:x="10.053cm" svg:y="8.88cm">
          <draw:text-box>
            <text:p text:style-name="P17"><text:span text:style-name="T8">A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/>
      <draw:layer draw:name="measurelines"/>
      <draw:layer draw:name="Board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3-26T18:17:37.136877719</dc:date>
    <meta:editing-cycles>122</meta:editing-cycles>
    <meta:editing-duration>P1DT22H17M46S</meta:editing-duration>
    <meta:document-statistic meta:object-count="3455"/>
    <meta:user-defined meta:name="Info 1"/>
    <meta:user-defined meta:name="Info 2"/>
    <meta:user-defined meta:name="Info 3"/>
    <meta:user-defined meta:name="Info 4"/>
  </office:meta>
</office:document-meta>
</file>